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5in" table:align="left"/>
    </style:style>
    <style:style style:name="Table1.A" style:family="table-column">
      <style:table-column-properties style:column-width="1.4903in"/>
    </style:style>
    <style:style style:name="Table1.B" style:family="table-column">
      <style:table-column-properties style:column-width="2.3292in"/>
    </style:style>
    <style:style style:name="Table1.C" style:family="table-column">
      <style:table-column-properties style:column-width="1.825in"/>
    </style:style>
    <style:style style:name="Table1.D" style:family="table-column">
      <style:table-column-properties style:column-width="1.8556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79aa8"/>
    </style:style>
    <style:style style:name="P3" style:family="paragraph" style:parent-style-name="Standard">
      <style:text-properties fo:font-weight="bold" officeooo:paragraph-rsid="00079aa8" style:font-weight-asian="bold" style:font-weight-complex="bold"/>
    </style:style>
    <style:style style:name="P4" style:family="paragraph" style:parent-style-name="Text_20_body">
      <style:text-properties officeooo:paragraph-rsid="001b3444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Table_20_Contents">
      <style:text-properties officeooo:paragraph-rsid="003471b0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Standard">
      <style:paragraph-properties fo:text-align="center" style:justify-single-word="false"/>
      <style:text-properties officeooo:paragraph-rsid="003bc11c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text-properties officeooo:paragraph-rsid="003a5852"/>
    </style:style>
    <style:style style:name="P12" style:family="paragraph" style:parent-style-name="Table_20_Contents">
      <style:text-properties officeooo:paragraph-rsid="003a5852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dafee" style:font-weight-asian="bold" style:font-weight-complex="bold"/>
    </style:style>
    <style:style style:name="T4" style:family="text">
      <style:text-properties fo:font-size="12pt" officeooo:rsid="00079aa8" style:font-size-asian="12pt" style:font-size-complex="12pt"/>
    </style:style>
    <style:style style:name="T5" style:family="text">
      <style:text-properties fo:font-size="12pt" officeooo:rsid="0014e099" style:font-size-asian="12pt" style:font-size-complex="12pt"/>
    </style:style>
    <style:style style:name="T6" style:family="text">
      <style:text-properties fo:font-size="12pt" officeooo:rsid="002f8b13" style:font-size-asian="12pt" style:font-size-complex="12pt"/>
    </style:style>
    <style:style style:name="T7" style:family="text">
      <style:text-properties fo:font-size="12pt" officeooo:rsid="00329721" style:font-size-asian="12pt" style:font-size-complex="12pt"/>
    </style:style>
    <style:style style:name="T8" style:family="text">
      <style:text-properties fo:font-size="12pt" officeooo:rsid="003471b0" style:font-size-asian="12pt" style:font-size-complex="12pt"/>
    </style:style>
    <style:style style:name="T9" style:family="text">
      <style:text-properties fo:font-size="12pt" officeooo:rsid="003a5852" style:font-size-asian="12pt" style:font-size-complex="12pt"/>
    </style:style>
    <style:style style:name="T10" style:family="text">
      <style:text-properties officeooo:rsid="00132996"/>
    </style:style>
    <style:style style:name="T11" style:family="text">
      <style:text-properties officeooo:rsid="002dafee"/>
    </style:style>
    <style:style style:name="T12" style:family="text">
      <style:text-properties officeooo:rsid="002f8b13"/>
    </style:style>
    <style:style style:name="T13" style:family="text">
      <style:text-properties officeooo:rsid="003471b0"/>
    </style:style>
    <style:style style:name="T14" style:family="text">
      <style:text-properties officeooo:rsid="0035b5fa"/>
    </style:style>
    <style:style style:name="T15" style:family="text">
      <style:text-properties officeooo:rsid="003a5852"/>
    </style:style>
    <style:style style:name="T16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Docente:<text:tab/><text:tab/>Bruce D. Marron</text:p>
      <text:p text:style-name="P3">Ciclo: <text:tab/><text:tab/><text:tab/>25-<text:span text:style-name="T11">3</text:span></text:p>
      <text:p text:style-name="P2"><text:span text:style-name="T1">Materia: <text:tab/><text:tab/></text:span><text:span text:style-name="T3">Inglés Avanzado (IX, X)</text:span></text:p>
      <text:p text:style-name="P2"><text:span text:style-name="T1">Licenciatura: <text:tab/>I</text:span><text:span text:style-name="T2">nterpretación y <text:s/>Traducción</text:span></text:p>
      <text:p text:style-name="Standard"/>
      <text:p text:style-name="P8"><text:span text:style-name="Strong_20_Emphasis"><text:span text:style-name="T4">HW_0</text:span></text:span><text:span text:style-name="Strong_20_Emphasis"><text:span text:style-name="T9">3</text:span></text:span><text:span text:style-name="Strong_20_Emphasis"><text:span text:style-name="T5"> Critiquing Pullum's Critique; Vocabulary Building</text:span></text:span></text:p>
      <text:p text:style-name="P5"><text:span text:style-name="Strong_20_Emphasis">(Convert to 10 pt scale)</text:span></text:p>
      <text:p text:style-name="P5"><text:span text:style-name="Strong_20_Emphasis"/></text:p>
      <text:p text:style-name="P10"><text:span text:style-name="Strong_20_Emphasis"/></text:p>
      <text:p text:style-name="P10"><text:span text:style-name="Strong_20_Emphasis"/></text:p>
      <text:section text:style-name="Sect1" text:name="md-content-335841243"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header-rows>
            <table:table-row>
              <table:table-cell table:style-name="Table1.A1" office:value-type="string">
                <text:p text:style-name="Table_20_Heading">Criteria</text:p>
              </table:table-cell>
              <table:table-cell table:style-name="Table1.A1" office:value-type="string">
                <text:p text:style-name="Table_20_Heading">Excellent</text:p>
              </table:table-cell>
              <table:table-cell table:style-name="Table1.A1" office:value-type="string">
                <text:p text:style-name="Table_20_Heading">Satisfactory</text:p>
              </table:table-cell>
              <table:table-cell table:style-name="Table1.A1" office:value-type="string">
                <text:p text:style-name="Table_20_Heading">Needs Improvement</text:p>
              </table:table-cell>
            </table:table-row>
          </table:table-header-rows>
          <table:table-row>
            <table:table-cell table:style-name="Table1.A1" office:value-type="string">
              <text:p text:style-name="Table_20_Contents"><text:span text:style-name="Strong_20_Emphasis">Task 1: Critical Analysis and Evaluation</text:span></text:p>
            </table:table-cell>
            <table:table-cell table:style-name="Table1.A1" office:value-type="string">
              <text:p text:style-name="Table_20_Contents">Thoughtful, well-supported evaluation of Pullum’s criticisms with clear summaries and insightful personal assessments; uses evidence effectively</text:p>
            </table:table-cell>
            <table:table-cell table:style-name="Table1.A1" office:value-type="string">
              <text:p text:style-name="Table_20_Contents">Provides basic summaries and some evaluation but support or insight is limited or uneven</text:p>
            </table:table-cell>
            <table:table-cell table:style-name="Table1.A1" office:value-type="string">
              <text:p text:style-name="Table_20_Contents">Summaries are vague or incomplete; evaluation lacks support or is absent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<text:span text:style-name="T15">Task 2: </text:span></text:span><text:span text:style-name="Strong_20_Emphasis">Vocabulary Development and Translation</text:span></text:p>
            </table:table-cell>
            <table:table-cell table:style-name="Table1.A1" office:value-type="string">
              <text:p text:style-name="Table_20_Contents">Provides precise English definitions and accurate Spanish translations for all <text:span text:style-name="T13">72 </text:span>vocabulary words; demonstrates understanding of word meanings in context.</text:p>
            </table:table-cell>
            <table:table-cell table:style-name="Table1.A1" office:value-type="string">
              <text:p text:style-name="Table_20_Contents">Provides mostly correct definitions and translations with minor errors; some words may be missing or inaccurately translated.</text:p>
            </table:table-cell>
            <table:table-cell table:style-name="Table1.A1" office:value-type="string">
              <text:p text:style-name="Table_20_Contents">Definitions and translations are mostly incorrect or missing; shows lack of effort or understanding.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<text:span text:style-name="T12">Document </text:span></text:span><text:span text:style-name="Strong_20_Emphasis">Formatting </text:span><text:span text:style-name="Strong_20_Emphasis"><text:span text:style-name="T12">and</text:span></text:span><text:span text:style-name="Strong_20_Emphasis"> Presentation</text:span></text:p>
            </table:table-cell>
            <table:table-cell table:style-name="Table1.A1" office:value-type="string">
              <text:p text:style-name="Table_20_Contents">Fully adheres to modified APA style (single-spaced, 0.5 inch margins, 12-pt Times New Roman, double-sided printing if possible); formatting is consistent and professional; assignment saved and submitted as required.</text:p>
            </table:table-cell>
            <table:table-cell table:style-name="Table1.A1" office:value-type="string">
              <text:p text:style-name="Table_20_Contents">Mostly adheres to formatting guidelines with minor errors; submission meets basic requirements but lacks polish in some areas.</text:p>
            </table:table-cell>
            <table:table-cell table:style-name="Table1.A1" office:value-type="string">
              <text:p text:style-name="Table_20_Contents">Formatting guidelines are not followed; submission is incomplete or not saved/submitted as required.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<text:span text:style-name="T12">Writing Quality and </text:span></text:span><text:span text:style-name="Strong_20_Emphasis"><text:s/>Style</text:span></text:p>
            </table:table-cell>
            <table:table-cell table:style-name="Table1.A1" office:value-type="string">
              <text:p text:style-name="Table_20_Contents">Writing demonstrates excellent control of English grammar, syntax, and style; errors are rare and do not impede understanding; language is appropriate for university-level work.</text:p>
            </table:table-cell>
            <table:table-cell table:style-name="Table1.A1" office:value-type="string">
              <text:p text:style-name="Table_20_Contents">Writing shows adequate control of grammar and style with some errors that do not seriously affect comprehension; language is generally appropriate.</text:p>
            </table:table-cell>
            <table:table-cell table:style-name="Table1.A1" office:value-type="string">
              <text:p text:style-name="Table_20_Contents">Frequent grammar and style errors that interfere with clarity and readability; language usage is below university expectations.</text:p>
            </table:table-cell>
          </table:table-row>
        </table:table>
        <text:p text:style-name="Text_20_body"/>
      </text:section>
      <text:p text:style-name="P10"><text:span text:style-name="Strong_20_Emphasis"/></text:p>
      <text:p text:style-name="P10"><text:span text:style-name="Strong_20_Emphasis"/></text:p>
      <text:p text:style-name="P10"><text:span text:style-name="Strong_20_Emphasis"/></text:p>
      <text:p text:style-name="P10"><text:span text:style-name="Strong_20_Emphasis"/></text:p>
      <text:p text:style-name="P10"><text:span text:style-name="Strong_20_Emphasis"/></text:p>
      <text:p text:style-name="P10"><text:span text:style-name="Strong_20_Emphasis"/></text:p>
      <text:p text:style-name="P10"><text:span text:style-name="Strong_20_Emphasis"/></text:p>
      <text:p text:style-name="P10"><text:span text:style-name="Strong_20_Emphasis"/></text:p>
      <text:p text:style-name="P10"><text:span text:style-name="Strong_20_Emphasis"/></text:p>
      <text:p text:style-name="P10"><text:span text:style-name="Strong_20_Emphasis"/></text:p>
      <text:p text:style-name="P10"><text:span text:style-name="Strong_20_Emphasis"/></text:p>
      <text:section text:style-name="Sect1" text:name="md-content-197282861">
        <text:p text:style-name="P4"><text:soft-page-break/><text:span text:style-name="Strong_20_Emphasis">A</text:span><text:span text:style-name="Strong_20_Emphasis"><text:span text:style-name="T10">ssignment</text:span></text:span><text:span text:style-name="Strong_20_Emphasis">:</text:span></text:p>
        <text:p text:style-name="Standard">HW_03 [Due: 27 May 2025]<text:tab/></text:p>
        <text:p text:style-name="Standard"/>
        <text:p text:style-name="Standard">--- Task 1</text:p>
        <text:p text:style-name="Standard">Pullum (Pullum, ¨The Land of the Free and The Elements of Style", English Today 102 Vol. 26, No. 2, June 2010) has written a rather scathing critique of Strunk and White's classic, "The Elements of Style". In a one+-page paper, provide a critique of Pullum's critique. Use the Chesapeake College guide to organize your document and present your critique in the following format:</text:p>
        <text:p text:style-name="Standard"/>
        <text:p text:style-name="Standard"><text:tab/>Task 1: A Critique of G. Pullum's, "Land of the Free"</text:p>
        <text:p text:style-name="Standard"/>
        <text:p text:style-name="Standard">Introduction<text:tab/><text:tab/><text:tab/><text:tab/><text:tab/>&lt;== Level 1</text:p>
        <text:p text:style-name="Standard"><text:tab/>* What is Strunk and White's "Elements of Style"? Why is it important?</text:p>
        <text:p text:style-name="Standard"><text:tab/>* Who is Geoffrey K. Pullum? What is his motive in writing the paper? When did he publish the paper?</text:p>
        <text:p text:style-name="Standard"><text:tab/>* Provide a very brief overview of Pullman's paper</text:p>
        <text:p text:style-name="Standard"><text:tab/>* Write your thesis statement</text:p>
        <text:p text:style-name="Standard"/>
        <text:p text:style-name="Standard">Evaluation of Criticisms<text:tab/><text:tab/>&lt;== Level 1</text:p>
        <text:p text:style-name="Standard"><text:tab/>* Pullum Criticism #1<text:tab/>&lt;== Level 2</text:p>
        <text:p text:style-name="Standard"><text:tab/><text:tab/>==&gt; briefly summarize the criticism</text:p>
        <text:p text:style-name="Standard"><text:tab/><text:tab/>==&gt; evaluate the amount and kinds of support used to back up the Criticism</text:p>
        <text:p text:style-name="Standard"><text:tab/><text:tab/>==&gt; your evaluation of the criticism</text:p>
        <text:p text:style-name="Standard"><text:tab/><text:tab/></text:p>
        <text:p text:style-name="Standard"><text:tab/>* Pullum Criticism #2<text:tab/>&lt;== Level 2</text:p>
        <text:p text:style-name="Standard"><text:tab/><text:tab/>==&gt; briefly summarize the criticism</text:p>
        <text:p text:style-name="Standard"><text:tab/><text:tab/>==&gt; evaluate the amount and kinds of support used to back up the Criticism</text:p>
        <text:p text:style-name="Standard"><text:tab/><text:tab/>==&gt; your evaluation of the criticism</text:p>
        <text:p text:style-name="Standard"><text:tab/><text:tab/></text:p>
        <text:p text:style-name="Standard">Conclusions<text:tab/><text:tab/><text:tab/><text:tab/><text:tab/><text:tab/>&lt;== Level 1</text:p>
        <text:p text:style-name="Standard"><text:tab/>* Summarize your evaluations</text:p>
        <text:p text:style-name="Standard"><text:tab/>* Present your final evaluation of the paper</text:p>
        <text:p text:style-name="Standard"/>
        <text:p text:style-name="Standard">NB. Pullum can be found here:</text:p>
        <text:p text:style-name="Standard"><text:tab/>Reference Docs</text:p>
        <text:p text:style-name="Standard"><text:tab/><text:tab/>==&gt; Grammar</text:p>
        <text:p text:style-name="Standard"><text:tab/><text:tab/><text:tab/>==&gt; Critique</text:p>
        <text:p text:style-name="Standard">--- Task 2</text:p>
        <text:p text:style-name="Standard">Provide English definitions and a Spanish word translation for all of the words in the document, Vocab_02.txt: a list of 106 words from the first part of Charlotte's Web.</text:p>
        <text:p text:style-name="Standard"/>
        <text:p text:style-name="Standard"/>
        <text:p text:style-name="Standard">--- Task 3</text:p>
        <text:p text:style-name="Standard">Read Chapters XII through XXII of "Charlotte's Web." Be prepared to contribute next week to a Socratic-style seminar that focuses on these chapters. In the seminar we will</text:p>
        <text:p text:style-name="Standard"><text:tab/>i) <text:tab/><text:tab/>analyze highlights and important events as plot elements, </text:p>
        <text:p text:style-name="Standard"><text:tab/>ii) <text:tab/>analyze characters and their motivations,</text:p>
        <text:p text:style-name="Standard"><text:tab/>iii) <text:tab/>evaluate the stylistic elements used by the author, and </text:p>
        <text:p text:style-name="Standard"><text:tab/>iv) <text:tab/>critique the author's choices and style.</text:p>
        <text:p text:style-name="Standard"/>
        <text:p text:style-name="Standard"><text:soft-page-break/>NB. Ultimately, you will write a full critique of this novel.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6-01T20:34:18.153492939</dc:date>
    <meta:editing-duration>PT2H10M17S</meta:editing-duration>
    <meta:editing-cycles>45</meta:editing-cycles>
    <meta:generator>LibreOffice/7.3.7.2$Linux_X86_64 LibreOffice_project/30$Build-2</meta:generator>
    <meta:document-statistic meta:table-count="1" meta:image-count="1" meta:object-count="0" meta:page-count="3" meta:paragraph-count="63" meta:word-count="603" meta:character-count="3951" meta:non-whitespace-character-count="3347"/>
  </office:meta>
</office:document-meta>
</file>